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7.35cm" svg:height="9.677cm" draw:transform="rotate (-1.72525796559639) translate (11.3873236911885cm 1.36626121782279cm)" svg:viewBox="0 0 7351 9678" draw:points="2061,9190 5172,9678 5878,7584 4562,5756 7351,4310 5746,494 3980,1830 2674,0 0,2381 1301,4241 643,6386">
          <text:p/>
        </draw:polyline>
        <draw:custom-shape draw:style-name="gr2" draw:text-style-name="P2" draw:layer="layout" svg:width="0.2cm" svg:height="0.2cm" svg:x="1.904cm" svg:y="1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8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883cm" svg:y="1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883cm" svg:y="1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883cm" svg:y="1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0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4.9cm" svg:y="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4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5.9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9.9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8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8.9cm" svg:y="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0.9cm" svg:y="3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3cm" svg:height="0.962cm" svg:x="1.207cm" svg:y="1.093cm">
          <draw:text-box>
            <text:p>1</text:p>
          </draw:text-box>
        </draw:frame>
        <draw:frame draw:style-name="gr3" draw:text-style-name="P3" draw:layer="layout" svg:width="0.853cm" svg:height="0.962cm" svg:x="0.195cm" svg:y="4.02cm">
          <draw:text-box>
            <text:p>2</text:p>
          </draw:text-box>
        </draw:frame>
        <draw:frame draw:style-name="gr3" draw:text-style-name="P3" draw:layer="layout" svg:width="0.853cm" svg:height="0.962cm" svg:x="2.19cm" svg:y="5.975cm">
          <draw:text-box>
            <text:p>3</text:p>
          </draw:text-box>
        </draw:frame>
        <draw:frame draw:style-name="gr3" draw:text-style-name="P3" draw:layer="layout" svg:width="0.853cm" svg:height="0.962cm" svg:x="4.248cm" svg:y="5.194cm">
          <draw:text-box>
            <text:p>4</text:p>
          </draw:text-box>
        </draw:frame>
        <draw:frame draw:style-name="gr3" draw:text-style-name="P3" draw:layer="layout" svg:width="0.853cm" svg:height="0.962cm" svg:x="5.181cm" svg:y="7.857cm">
          <draw:text-box>
            <text:p>5</text:p>
          </draw:text-box>
        </draw:frame>
        <draw:frame draw:style-name="gr3" draw:text-style-name="P3" draw:layer="layout" svg:width="1.158cm" svg:height="0.962cm" svg:x="4.071cm" svg:y="0.079cm">
          <draw:text-box>
            <text:p>11</text:p>
          </draw:text-box>
        </draw:frame>
        <draw:frame draw:style-name="gr3" draw:text-style-name="P3" draw:layer="layout" svg:width="0.853cm" svg:height="0.962cm" svg:x="9.99cm" svg:y="7.004cm">
          <draw:text-box>
            <text:p>6</text:p>
          </draw:text-box>
        </draw:frame>
        <draw:frame draw:style-name="gr3" draw:text-style-name="P3" draw:layer="layout" svg:width="0.853cm" svg:height="0.962cm" svg:x="9.242cm" svg:y="4.825cm">
          <draw:text-box>
            <text:p>7</text:p>
          </draw:text-box>
        </draw:frame>
        <draw:frame draw:style-name="gr3" draw:text-style-name="P3" draw:layer="layout" svg:width="0.853cm" svg:height="0.962cm" svg:x="10.786cm" svg:y="2.991cm">
          <draw:text-box>
            <text:p>8</text:p>
          </draw:text-box>
        </draw:frame>
        <draw:frame draw:style-name="gr3" draw:text-style-name="P3" draw:layer="layout" svg:width="0.853cm" svg:height="0.962cm" svg:x="8.993cm" svg:y="0.297cm">
          <draw:text-box>
            <text:p>9</text:p>
          </draw:text-box>
        </draw:frame>
        <draw:frame draw:style-name="gr3" draw:text-style-name="P3" draw:layer="layout" svg:width="1.205cm" svg:height="0.962cm" svg:x="6.46cm" svg:y="0.884cm">
          <draw:text-box>
            <text:p>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olylin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4T12:53:03.555000000</meta:creation-date>
    <meta:generator>LibreOffice/5.1.5.2$Windows_x86 LibreOffice_project/7a864d8825610a8c07cfc3bc01dd4fce6a9447e5</meta:generator>
    <dc:date>2022-02-14T13:34:30.982000000</dc:date>
    <meta:editing-duration>PT41M26S</meta:editing-duration>
    <meta:editing-cycles>5</meta:editing-cycles>
    <meta:document-statistic meta:object-count="25"/>
  </office:meta>
</office:document-meta>
</file>